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4ce98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4ce98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4ce981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f3bed" officeooo:paragraph-rsid="003f3be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89bf" officeooo:paragraph-rsid="004f89b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43aadc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1bf317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c985" officeooo:paragraph-rsid="004f89b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c985" officeooo:paragraph-rsid="004dc98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c985" officeooo:paragraph-rsid="005f63f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c985" officeooo:paragraph-rsid="004dc98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c985" officeooo:paragraph-rsid="006161e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f89bf" officeooo:paragraph-rsid="004f89b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f89bf" officeooo:paragraph-rsid="00638b4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d766f" officeooo:paragraph-rsid="005d766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d766f" officeooo:paragraph-rsid="006161e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6e1f" officeooo:paragraph-rsid="005f63f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63f4" officeooo:paragraph-rsid="005f63f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63f4" officeooo:paragraph-rsid="006161e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63f4" officeooo:paragraph-rsid="00638b4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d766f" officeooo:paragraph-rsid="005d766f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4dc985" officeooo:paragraph-rsid="004f89bf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tyle="normal" fo:font-weight="normal" officeooo:rsid="004f89bf" officeooo:paragraph-rsid="004f89bf" style:font-style-asian="normal" style:font-weight-asian="normal" style:font-style-complex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tyle="normal" fo:font-weight="normal" officeooo:rsid="004f89bf" officeooo:paragraph-rsid="00638b44" style:font-style-asian="normal" style:font-weight-asian="normal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tyle="normal" fo:font-weight="normal" officeooo:rsid="00638b44" officeooo:paragraph-rsid="00638b44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officeooo:rsid="004dc985" officeooo:paragraph-rsid="004dc985"/>
    </style:style>
    <style:style style:name="P30" style:family="paragraph" style:parent-style-name="Standard" style:list-style-name="L9">
      <style:paragraph-properties fo:text-align="start" style:justify-single-word="false"/>
      <style:text-properties officeooo:paragraph-rsid="006161eb"/>
    </style:style>
    <style:style style:name="P31" style:family="paragraph" style:parent-style-name="Standard" style:list-style-name="L10">
      <style:paragraph-properties fo:text-align="start" style:justify-single-word="false"/>
      <style:text-properties officeooo:paragraph-rsid="006161eb"/>
    </style:style>
    <style:style style:name="P32" style:family="paragraph" style:parent-style-name="Standard" style:list-style-name="L11">
      <style:paragraph-properties fo:text-align="start" style:justify-single-word="false"/>
      <style:text-properties officeooo:paragraph-rsid="00638b44"/>
    </style:style>
    <style:style style:name="P33" style:family="paragraph" style:parent-style-name="Standard" style:list-style-name="L12">
      <style:paragraph-properties fo:text-align="start" style:justify-single-word="false"/>
      <style:text-properties officeooo:paragraph-rsid="006161eb"/>
    </style:style>
    <style:style style:name="P34" style:family="paragraph" style:parent-style-name="Standard" style:list-style-name="L4">
      <style:paragraph-properties fo:text-align="start" style:justify-single-word="false"/>
      <style:text-properties officeooo:rsid="005f63f4" officeooo:paragraph-rsid="005f63f4"/>
    </style:style>
    <style:style style:name="T1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22519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0b482" style:font-weight-asian="bold" style:font-weight-complex="bold"/>
    </style:style>
    <style:style style:name="T6" style:family="text">
      <style:text-properties fo:font-weight="bold" officeooo:rsid="00539c17" style:font-weight-asian="bold" style:font-weight-complex="bold"/>
    </style:style>
    <style:style style:name="T7" style:family="text">
      <style:text-properties fo:font-weight="bold" officeooo:rsid="00606e1f" style:font-weight-asian="bold" style:font-weight-complex="bold"/>
    </style:style>
    <style:style style:name="T8" style:family="text">
      <style:text-properties fo:font-weight="bold" officeooo:rsid="005f63f4" style:font-weight-asian="bold" style:font-weight-complex="bold"/>
    </style:style>
    <style:style style:name="T9" style:family="text">
      <style:text-properties fo:font-weight="bold" officeooo:rsid="006161eb" style:font-weight-asian="bold" style:font-weight-complex="bold"/>
    </style:style>
    <style:style style:name="T10" style:family="text">
      <style:text-properties fo:font-weight="bold" officeooo:rsid="006249cc" style:font-weight-asian="bold" style:font-weight-complex="bold"/>
    </style:style>
    <style:style style:name="T11" style:family="text">
      <style:text-properties fo:font-weight="bold" officeooo:rsid="00638b44" style:font-weight-asian="bold" style:font-weight-complex="bold"/>
    </style:style>
    <style:style style:name="T12" style:family="text">
      <style:text-properties officeooo:rsid="0035db3e"/>
    </style:style>
    <style:style style:name="T13" style:family="text">
      <style:text-properties fo:font-size="12pt" fo:font-weight="bold" officeooo:rsid="00411013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431195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43aadc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395b7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50a191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5d766f" style:font-size-asian="12pt" style:font-weight-asian="bold" style:font-size-complex="12pt" style:font-weight-complex="bold"/>
    </style:style>
    <style:style style:name="T22" style:family="text">
      <style:text-properties fo:font-size="12pt" fo:font-style="normal" style:font-size-asian="12pt" style:font-style-asian="normal" style:font-size-complex="12pt" style:font-style-complex="normal"/>
    </style:style>
    <style:style style:name="T23" style:family="text">
      <style:text-properties fo:font-size="12pt" fo:font-style="normal" officeooo:rsid="004f89bf" style:font-size-asian="12pt" style:font-style-asian="normal" style:font-size-complex="12pt" style:font-style-complex="normal"/>
    </style:style>
    <style:style style:name="T24" style:family="text">
      <style:text-properties fo:font-size="12pt" fo:font-style="normal" officeooo:rsid="005f63f4" style:font-size-asian="12pt" style:font-style-asian="normal" style:font-size-complex="12pt" style:font-style-complex="normal"/>
    </style:style>
    <style:style style:name="T2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font-style="normal" fo:font-weight="bold" officeooo:rsid="004f89bf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font-style="normal" fo:font-weight="bold" officeooo:rsid="005f63f4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style="normal" fo:font-weight="normal" officeooo:rsid="003f3bed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style="normal" fo:font-weight="normal" officeooo:rsid="006161eb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style="normal" fo:font-weight="normal" officeooo:rsid="006249cc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style="normal" fo:font-weight="bold" officeooo:rsid="006161eb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text-line-through-style="none" style:text-line-through-type="none" style:font-name="DejaVu Sans Condensed" fo:font-style="normal" fo:font-weight="normal" officeooo:rsid="004f89bf" style:font-style-asian="normal" style:font-weight-asian="normal" style:font-style-complex="normal" style:font-weight-complex="normal"/>
    </style:style>
    <style:style style:name="T35" style:family="text">
      <style:text-properties officeooo:rsid="0058eea6"/>
    </style:style>
    <style:style style:name="T36" style:family="text">
      <style:text-properties officeooo:rsid="00594e56"/>
    </style:style>
    <style:style style:name="T37" style:family="text">
      <style:text-properties officeooo:rsid="00606e1f"/>
    </style:style>
    <style:style style:name="T38" style:family="text">
      <style:text-properties officeooo:rsid="005f63f4"/>
    </style:style>
    <style:style style:name="T39" style:family="text">
      <style:text-properties officeooo:rsid="006161eb"/>
    </style:style>
    <style:style style:name="T40" style:family="text">
      <style:text-properties officeooo:rsid="006249cc"/>
    </style:style>
    <style:style style:name="T41" style:family="text">
      <style:text-properties officeooo:rsid="00638b4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2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3">5</text:span><text:span text:style-name="T14">0</text:span><text:span text:style-name="T13">1</text:span><text:span text:style-name="T15"> - </text:span><text:span text:style-name="T16">A/G </text:span><text:span text:style-name="T17">- </text:span><text:span text:style-name="T18">Pilot - </text:span><text:span text:style-name="T20">Guns, </text:span><text:span text:style-name="T19">Rockets</text:span><text:span text:style-name="T21">, Dispensers</text:span></text:p>
      <text:p text:style-name="P4"/>
      <text:p text:style-name="P7">Fence In</text:p>
      <text:list text:style-name="L1">
        <text:list-item>
          <text:p text:style-name="P10"><text:span text:style-name="T3">MASTER ARM</text:span><text:span text:style-name="T1"> ... </text:span><text:span text:style-name="T2">ON</text:span></text:p>
        </text:list-item>
      </text:list>
      <text:p text:style-name="P9"/>
      <text:p text:style-name="P5">Gun strafing</text:p>
      <text:list xml:id="list2834251029" text:style-name="L2">
        <text:list-item>
          <text:p text:style-name="P11">Setup:</text:p>
          <text:list>
            <text:list-item>
              <text:p text:style-name="P11"><text:span text:style-name="T5">Sight Mode</text:span><text:span text:style-name="T4"> knob</text:span> ... <text:span text:style-name="T11">CAGE</text:span><text:span text:style-name="T41">, or </text:span><text:span text:style-name="T11">A/G</text:span><text:span text:style-name="T41"> if using reticle depression</text:span></text:p>
            </text:list-item>
            <text:list-item>
              <text:p text:style-name="P16"><text:span text:style-name="T6">Reticle Depression knob</text:span> ... <text:span text:style-name="T11">a</text:span><text:span text:style-name="T4">s needed</text:span></text:p>
            </text:list-item>
            <text:list-item>
              <text:p text:style-name="P27"><text:span text:style-name="T4">Station Select buttons</text:span> ... <text:span text:style-name="T4">GUN</text:span></text:p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p text:style-name="P32"><text:span text:style-name="T34">For gun pods: Select gun pod stations.</text:span></text:p>
                </text:list-item>
              </text:list>
            </text:list-item>
          </text:list>
        </text:list-item>
      </text:list>
      <text:list xml:id="list230834039030692" text:continue-list="list2834251029" text:style-name="L2">
        <text:list-item>
          <text:list>
            <text:list-item>
              <text:p text:style-name="P23"><text:span text:style-name="T4">Fuze switch</text:span> ... <text:span text:style-name="T4">ignored</text:span></text:p>
            </text:list-item>
            <text:list-item>
              <text:p text:style-name="P25"><text:span text:style-name="T25">Delivery Mode knob</text:span><text:span text:style-name="T22"> ... </text:span><text:span text:style-name="T27">ignored</text:span></text:p>
            </text:list-item>
            <text:list-item>
              <text:p text:style-name="P25"><text:span text:style-name="T25">Weapon Selector knob</text:span><text:span text:style-name="T22"> ... </text:span><text:span text:style-name="T27">n</text:span><text:span text:style-name="T26">ot</text:span><text:span text:style-name="T23"> </text:span><text:span text:style-name="T26">TV</text:span><text:span text:style-name="T23"> or </text:span><text:span text:style-name="T26">ARM</text:span><text:span text:style-name="T23"> (any other setting OK</text:span><text:span text:style-name="T24">??</text:span><text:span text:style-name="T23">)</text:span></text:p>
            </text:list-item>
            <text:list-item>
              <text:p text:style-name="P28"><text:span text:style-name="T4">AWRU INTRVL</text:span> and <text:span text:style-name="T4">QTY</text:span> knobs ... <text:span text:style-name="T4">ignored</text:span></text:p>
            </text:list-item>
            <text:list-item>
              <text:p text:style-name="P17"><text:span text:style-name="T4">RATE switch</text:span> ... <text:span text:style-name="T4">HIGH</text:span> or <text:span text:style-name="T4">LOW</text:span> as needed<text:span text:style-name="T35"> (center console left)</text:span></text:p>
            </text:list-item>
          </text:list>
        </text:list-item>
        <text:list-item>
          <text:p text:style-name="P26">Press <text:span text:style-name="T4">Trigger</text:span> to fire.</text:p>
        </text:list-item>
      </text:list>
      <text:p text:style-name="P8"/>
      <text:p text:style-name="P6">Rockets</text:p>
      <text:list xml:id="list1862959142" text:style-name="L4">
        <text:list-item>
          <text:p text:style-name="P12">Setup:</text:p>
          <text:list>
            <text:list-item>
              <text:p text:style-name="P13"><text:span text:style-name="T5">Sight Mode</text:span><text:span text:style-name="T4"> knob</text:span> ... <text:span text:style-name="T4">A/</text:span><text:span text:style-name="T8">G</text:span><text:span text:style-name="T38">, or </text:span><text:span text:style-name="T8">CAGE</text:span><text:span text:style-name="T38"> for point-blank</text:span></text:p>
            </text:list-item>
            <text:list-item>
              <text:p text:style-name="P21"><text:span text:style-name="T4">Reticle Depression</text:span> ... <text:span text:style-name="T4">as needed</text:span></text:p>
            </text:list-item>
            <text:list-item>
              <text:p text:style-name="P21"><text:span text:style-name="T4">Station Selection buttons</text:span> ... <text:span text:style-name="T4">weapon stations selected</text:span></text:p>
            </text:list-item>
            <text:list-item>
              <text:p text:style-name="P21"><text:span text:style-name="T4">Fuze switch</text:span> ... <text:span text:style-name="T4">ignored</text:span></text:p>
            </text:list-item>
            <text:list-item>
              <text:p text:style-name="P12"><text:span text:style-name="T4">Delivery Mode knob</text:span> ... <text:span text:style-name="T8">DIRECT</text:span></text:p>
            </text:list-item>
            <text:list-item>
              <text:p text:style-name="P12"><text:span text:style-name="T4">Weapon Selector knob</text:span> ... <text:span text:style-name="T4">RKTS &amp; DISP</text:span></text:p>
            </text:list-item>
            <text:list-item>
              <text:p text:style-name="P21"><text:span text:style-name="T4">AWRU INTRVL knob</text:span> and <text:span text:style-name="T4">switch</text:span> ... <text:span text:style-name="T4">as needed</text:span></text:p>
            </text:list-item>
            <text:list-item>
              <text:p text:style-name="P13"><text:span text:style-name="T4">AWRU </text:span><text:span text:style-name="T7">QTY knob</text:span><text:span text:style-name="T37"> </text:span>... <text:span text:style-name="T4">as needed</text:span><text:span text:style-name="T7">:</text:span></text:p>
            </text:list-item>
          </text:list>
        </text:list-item>
      </text:list>
      <text:list xml:id="list3025285761" text:style-name="L8">
        <text:list-item>
          <text:list>
            <text:list-item>
              <text:list>
                <text:list-item>
                  <text:p text:style-name="P20"><text:span text:style-name="T4">C</text:span> ... (Continuous ripple) While pickle is held, <text:span text:style-name="T38">fires</text:span> one <text:span text:style-name="T38">rocket </text:span>at a time from <text:span text:style-name="T38">the outermost </text:span>selected stations<text:span text:style-name="T38"> only</text:span>, at selected intervals.<text:span text:style-name="T38"> <text:s/>If only one symmetrical station is selected, fires single rockets from that station.</text:span></text:p>
                </text:list-item>
                <text:list-item>
                  <text:p text:style-name="P20"><text:span text:style-name="T4">S</text:span> ... (continuous Salvo) While pickle is held, <text:span text:style-name="T38">fires </text:span>one <text:span text:style-name="T38">rocket </text:span>simultaneously from each selected station, at selected intervals.<text:span text:style-name="T38"> <text:s/>Cycles through pods on MER if equipped.</text:span></text:p>
                </text:list-item>
                <text:list-item>
                  <text:p text:style-name="P20"><text:span text:style-name="T4">P</text:span> ... (Pairs) With each pickle press, <text:span text:style-name="T38">fires a pair of rockets from the outermost </text:span>selected symmetrical stations<text:span text:style-name="T38"> only. <text:s/>Cycles through pods on MER if equipped. <text:s/>If only one symmetrical station is selected, fires pairs from that station.</text:span> <text:s/><text:span text:style-name="T38">Fires</text:span> singles from centerline station. <text:s/>Ignores interval.</text:p>
                </text:list-item>
                <text:list-item>
                  <text:p text:style-name="P20"><text:span text:style-name="T4">Numbers 1-18</text:span> ... While pickle is held, <text:span text:style-name="T38">fires </text:span>up to N <text:span text:style-name="T38">rockets</text:span> total, one at a time from selected stations, outside in, at selected intervals.</text:p>
                </text:list-item>
              </text:list>
            </text:list-item>
          </text:list>
        </text:list-item>
      </text:list>
      <text:list xml:id="list230833715592157" text:continue-list="list1862959142" text:style-name="L4">
        <text:list-item>
          <text:p text:style-name="P29"><text:span text:style-name="T29">P</text:span><text:span text:style-name="T28">ut pipper on target, press </text:span><text:span text:style-name="T32">Red Button</text:span><text:span text:style-name="T28"> to fire.</text:span></text:p>
        </text:list-item>
        <text:list-item>
          <text:p text:style-name="P34"><text:span text:style-name="T28">Accuracy is poor.</text:span></text:p>
        </text:list-item>
      </text:list>
      <text:p text:style-name="P14"/>
      <text:p text:style-name="P24">Dispensers</text:p>
      <text:list text:style-name="L12">
        <text:list-item>
          <text:p text:style-name="P33"><text:span text:style-name="T33">CBU-2B/A dispensers</text:span><text:span text:style-name="T30"> with BLU-3B bomblets recommended. <text:s/>Other bomblet types have not been tested.</text:span></text:p>
        </text:list-item>
      </text:list>
      <text:list xml:id="list1695592895" text:style-name="L5">
        <text:list-item>
          <text:p text:style-name="P18">Setup:</text:p>
          <text:list>
            <text:list-item>
              <text:p text:style-name="P18"><text:span text:style-name="T4">Sight Mode knob</text:span> ... <text:span text:style-name="T4">CAGE</text:span><text:span text:style-name="T39">,</text:span> or <text:span text:style-name="T4">A/G</text:span></text:p>
            </text:list-item>
            <text:list-item>
              <text:p text:style-name="P18"><text:span text:style-name="T4">Reticle Depression knob</text:span> ... <text:span text:style-name="T9">as needed</text:span><text:span text:style-name="T39">, about </text:span><text:span text:style-name="T9">120 mils</text:span><text:span text:style-name="T39"> seems right for ~200 ft, ~450 kts delivery, or just aim halfway between the reticle and bottom of gunsight glass</text:span></text:p>
            </text:list-item>
            <text:list-item>
              <text:p text:style-name="P18"><text:span text:style-name="T4">Station Selection buttons</text:span> ... <text:span text:style-name="T4">weapon stations selected</text:span></text:p>
            </text:list-item>
            <text:list-item>
              <text:p text:style-name="P18"><text:span text:style-name="T4">Fuze switch</text:span> ... <text:span text:style-name="T9">ignored</text:span></text:p>
            </text:list-item>
            <text:list-item>
              <text:p text:style-name="P18"><text:span text:style-name="T4">Delivery Mode knob</text:span> ... <text:span text:style-name="T4">DIRECT</text:span></text:p>
            </text:list-item>
            <text:list-item>
              <text:p text:style-name="P18"><text:span text:style-name="T4">Weapon Select knob</text:span> ... <text:span text:style-name="T4">ROCKETS &amp; DISP</text:span></text:p>
            </text:list-item>
            <text:list-item>
              <text:p text:style-name="P22"><text:span text:style-name="T4">AWRU INTRVL knob</text:span> and <text:span text:style-name="T4">switch</text:span> ... <text:span text:style-name="T4">as needed</text:span><text:span text:style-name="T9">, 0.01 to 0.05 recommended</text:span></text:p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30"><text:span text:style-name="T30">0.01 covers about 0.25 nmi, 0.05 covers about 0.5 nmi</text:span><text:span text:style-name="T31">.</text:span></text:p>
                </text:list-item>
              </text:list>
            </text:list-item>
          </text:list>
        </text:list-item>
      </text:list>
      <text:list xml:id="list230833294515029" text:continue-list="list1695592895" text:style-name="L5">
        <text:list-item>
          <text:list>
            <text:list-item>
              <text:p text:style-name="P15"><text:span text:style-name="T4">AWRU </text:span><text:span text:style-name="T7">QTY knob</text:span><text:span text:style-name="T37"> </text:span>... <text:span text:style-name="T9">S to fire from all dispensers simultaneously</text:span><text:span text:style-name="T10">, including centerline</text:span>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31"><text:span text:style-name="T30">All other modes fire only from the outermost stations, even if centerline station is also selected.</text:span></text:p>
                </text:list-item>
              </text:list>
            </text:list-item>
          </text:list>
        </text:list-item>
      </text:list>
      <text:list xml:id="list230832294357391" text:continue-list="list230833294515029" text:style-name="L5">
        <text:list-item>
          <text:p text:style-name="P18"><text:span text:style-name="T4">Press and hold Red Button to drop</text:span>. <text:s/>Dispensers will fire as long as button is held.</text:p>
        </text:list-item>
        <text:list-item>
          <text:p text:style-name="P19">With low altitude attack (~200 ft<text:span text:style-name="T39">, ~450 kts</text:span>), start dropping when target is <text:span text:style-name="T9">halfway between the reticle and bottom of gunsight glass</text:span><text:span text:style-name="T39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2T23:08:32.016000000</dc:date>
    <meta:editing-duration>PT17H14M8S</meta:editing-duration>
    <meta:editing-cycles>79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2" meta:word-count="509" meta:character-count="2797" meta:non-whitespace-character-count="2373"/>
  </office:meta>
</office:document-meta>
</file>